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202124" style:font-name="Roboto" fo:font-size="14pt" style:font-name-asian="Roboto1" style:font-size-asian="14pt" style:font-name-complex="Roboto1" style:font-size-complex="14pt" fo:background-color="#ffffff"/>
    </style:style>
    <style:style style:name="P3" style:family="paragraph" style:parent-style-name="Standard">
      <style:text-properties fo:color="#202124" style:font-name="Roboto" fo:font-size="12pt" style:font-name-asian="Roboto1" style:font-size-asian="12pt" style:font-name-complex="Roboto1" style:font-size-complex="12pt" fo:background-color="#ffffff"/>
    </style:style>
    <style:style style:name="P4" style:family="paragraph" style:parent-style-name="Standard">
      <style:text-properties style:font-name="Roboto" fo:font-size="12pt" style:font-name-asian="Roboto1" style:font-size-asian="12pt" style:font-name-complex="Roboto1" style:font-size-complex="12pt" fo:background-color="#ffffff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.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style:font-name="Roboto Mono" fo:font-size="24pt" fo:font-weight="bold" style:font-name-asian="Roboto Mono1" style:font-size-asian="24pt" style:font-weight-asian="bold" style:font-name-complex="Roboto Mono1" style:font-size-complex="24pt"/>
    </style:style>
    <style:style style:name="T2" style:family="text">
      <style:text-properties fo:color="#134f5c" style:font-name="Roboto Mono" fo:font-size="24pt" fo:font-weight="bold" style:font-name-asian="Roboto Mono1" style:font-size-asian="24pt" style:font-weight-asian="bold" style:font-name-complex="Roboto Mono1" style:font-size-complex="24pt"/>
    </style:style>
    <style:style style:name="T3" style:family="text">
      <style:text-properties fo:color="#134f5c" style:font-name="Roboto" fo:font-size="12pt" fo:font-weight="bold" style:font-name-asian="Roboto1" style:font-size-asian="12pt" style:font-weight-asian="bold" style:font-name-complex="Roboto1" style:font-size-complex="12pt" fo:background-color="#ffffff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202124" style:font-name="Roboto" fo:font-size="14pt" style:font-name-asian="Roboto1" style:font-size-asian="14pt" style:font-name-complex="Roboto1" style:font-size-complex="14pt" fo:background-color="#ffffff"/>
    </style:style>
    <style:style style:name="T6" style:family="text">
      <style:text-properties fo:color="#202124" style:font-name="Roboto" fo:font-size="12pt" style:font-name-asian="Roboto1" style:font-size-asian="12pt" style:font-name-complex="Roboto1" style:font-size-complex="12pt" fo:background-color="#ffffff"/>
    </style:style>
    <style:style style:name="T7" style:family="text">
      <style:text-properties fo:color="#6aa84f" style:font-name="Roboto" fo:font-size="12pt" fo:font-weight="bold" style:font-name-asian="Roboto1" style:font-size-asian="12pt" style:font-weight-asian="bold" style:font-name-complex="Roboto1" style:font-size-complex="12pt" fo:background-color="#ffffff"/>
    </style:style>
    <style:style style:name="T8" style:family="text">
      <style:text-properties fo:color="#cc4125" style:font-name="Roboto" fo:font-size="12pt" fo:font-weight="bold" style:font-name-asian="Roboto1" style:font-size-asian="12pt" style:font-weight-asian="bold" style:font-name-complex="Roboto1" style:font-size-complex="12pt" fo:background-color="#ffffff"/>
    </style:style>
    <style:style style:name="T9" style:family="text">
      <style:text-properties style:font-name="Roboto" fo:font-size="12pt" style:font-name-asian="Roboto1" style:font-size-asian="12pt" style:font-name-complex="Roboto1" style:font-size-complex="12pt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EXercice SQL :</text:span></text:p>
      <text:p text:style-name="P1"/>
      <text:p text:style-name="Standard"><text:span text:style-name="T4">1- </text:span><text:span text:style-name="T5">Afficher la liste des pays ou Simplon est présent.</text:span></text:p>
      <text:p text:style-name="P2"/>
      <text:p text:style-name="P5"><text:span text:style-name="T5"><text:tab/>R1- </text:span><text:span text:style-name="T7">SELECT</text:span><text:span text:style-name="T6"> fabrique.nom, pays.ville </text:span><text:span text:style-name="T7">FROM</text:span><text:span text:style-name="T6"> fabrique,pays </text:span><text:span text:style-name="T7">WHERE</text:span></text:p>
      <text:p text:style-name="P6"><text:span text:style-name="T6">fabrique.id_pays = pays.id </text:span><text:span text:style-name="T7">AND</text:span><text:span text:style-name="T6"> ville=’Dakar’;</text:span></text:p>
      <text:p text:style-name="P3"/>
      <text:p text:style-name="Standard"><text:span text:style-name="T5">2- </text:span><text:span text:style-name="T6">Afficher la liste des fabriques de la ville de Dakar.</text:span></text:p>
      <text:p text:style-name="P2"/>
      <text:p text:style-name="Standard"><text:span text:style-name="T5"><text:tab/>R2-</text:span><text:span text:style-name="T6"> </text:span><text:span text:style-name="T3">SELECT</text:span><text:span text:style-name="T6"> fabrique.nom </text:span><text:span text:style-name="T3">FROM</text:span><text:span text:style-name="T6"> fabrique, pays </text:span><text:span text:style-name="T3">WHERE</text:span><text:span text:style-name="T6"> ville=’Dakar’</text:span></text:p>
      <text:p text:style-name="Standard"><text:span text:style-name="T6"><text:tab/></text:span><text:span text:style-name="T3">AND</text:span><text:span text:style-name="T6"> pays.id= fabrique.id_pays;</text:span></text:p>
      <text:p text:style-name="P2"/>
      <text:p text:style-name="Standard"><text:span text:style-name="T5">3- Afficher la liste des pays qui ont au moins deux fabriques.</text:span></text:p>
      <text:p text:style-name="P2"/>
      <text:p text:style-name="Standard"><text:span text:style-name="T5"><text:tab/>R3- </text:span><text:span text:style-name="T8">SELECT </text:span><text:span text:style-name="T9">pays.nom </text:span><text:span text:style-name="T8">FROM</text:span><text:span text:style-name="T9"> pays, fabrique </text:span><text:span text:style-name="T8">WHERE </text:span><text:span text:style-name="T9">pays.id=fabrique.id_pays;</text:span></text:p>
      <text:p text:style-name="P4"/>
      <text:p text:style-name="Standard"><text:span text:style-name="T5">4- Afficher le nombre d'apprenants par fabrique.</text:span></text:p>
      <text:p text:style-name="P2"/>
      <text:p text:style-name="Standard"><text:span text:style-name="T5"><text:tab/>R4-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75" meta:character-count="511" meta:non-whitespace-character-count="441"/>
    <meta:generator>LibreOfficeDev/6.0.5.2$Linux_X86_64 LibreOffice_project/</meta:generator>
  </office:meta>
</office:document-meta>
</file>